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9mm"/>
    </style:style>
    <style:style style:name="co3" style:family="table-column">
      <style:table-column-properties fo:break-before="auto" style:column-width="25.47mm"/>
    </style:style>
    <style:style style:name="co4" style:family="table-column">
      <style:table-column-properties fo:break-before="auto" style:column-width="31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 style:data-style-name="N107"/>
    <style:style style:name="ce4" style:family="table-cell" style:parent-style-name="Default">
      <style:table-cell-properties style:text-align-source="fix" style:repeat-content="false" fo:wrap-option="no-wrap"/>
      <style:paragraph-properties fo:text-align="end" fo:margin-left="0mm"/>
    </style:style>
    <style:style style:name="gr1" style:family="graphic">
      <style:graphic-properties draw:stroke="none" svg:stroke-width="0mm" draw:marker-start-width="2mm" draw:marker-end-width="2mm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0.19mm" svg:height="45.18mm" svg:x="348.79mm" svg:y="35.92mm">
            <draw:object draw:notify-on-update-of-ranges="Sheet1.B2:Sheet1.B2 Sheet1.B3:Sheet1.B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90.74mm" svg:height="45.74mm" svg:x="345.31mm" svg:y="109.47mm">
            <draw:object draw:notify-on-update-of-ranges="Sheet1.D2:Sheet1.D2 Sheet1.D3:Sheet1.D2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2" draw:text-style-name="P1" svg:width="159.84mm" svg:height="89.96mm" svg:x="135.89mm" svg:y="0mm">
            <draw:object draw:notify-on-update-of-ranges="Sheet1.E1:Sheet1.E2 Sheet1.E3:Sheet1.E5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2" draw:text-style-name="P1" svg:width="159.84mm" svg:height="89.97mm" svg:x="136.23mm" svg:y="94.13mm">
            <draw:object draw:notify-on-update-of-ranges="Sheet1.C1:Sheet1.C2 Sheet1.C3:Sheet1.C5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ce5"/>
        <table:table-row table:style-name="ro1">
          <table:table-cell table:style-name="ce3" office:value-type="string" calcext:value-type="string">
            <text:p>Datos</text:p>
          </table:table-cell>
          <table:table-cell office:value-type="string" calcext:value-type="string">
            <text:p>Mejor caso</text:p>
          </table:table-cell>
          <table:table-cell table:style-name="Default" office:value-type="string" calcext:value-type="string">
            <text:p>Medida mejor caso</text:p>
          </table:table-cell>
          <table:table-cell office:value-type="string" calcext:value-type="string">
            <text:p>Peor caso</text:p>
          </table:table-cell>
          <table:table-cell table:style-name="Default" office:value-type="string" calcext:value-type="string">
            <text:p>Medida peor caso</text:p>
          </table:table-cell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3"/>
          <table:table-cell table:style-name="ce3" office:value-type="string" calcext:value-type="string">
            <text:p>t(N)(ms)</text:p>
          </table:table-cell>
          <table:table-cell table:style-name="ce3" office:value-type="string" calcext:value-type="string">
            <text:p>N²-N</text:p>
          </table:table-cell>
          <table:table-cell table:style-name="ce4" office:value-type="string" calcext:value-type="string">
            <text:p>t(N)(ms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Default"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style-name="Default" office:value-type="float" office:value="14" calcext:value-type="float">
            <text:p>14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style-name="Default" office:value-type="float" office:value="15" calcext:value-type="float">
            <text:p>15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style-name="Default" office:value-type="float" office:value="25" calcext:value-type="float">
            <text:p>25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table:style-name="Default" office:value-type="float" office:value="32" calcext:value-type="float">
            <text:p>32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table:style-name="Default" office:value-type="float" office:value="39" calcext:value-type="float">
            <text:p>39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style-name="Default" office:value-type="float" office:value="49" calcext:value-type="float">
            <text:p>49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table:style-name="Default" office:value-type="float" office:value="59" calcext:value-type="float">
            <text:p>59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table:style-name="Default" office:value-type="float" office:value="66" calcext:value-type="float">
            <text:p>66</text:p>
          </table:table-cell>
          <table:table-cell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table:style-name="Default" office:value-type="float" office:value="82" calcext:value-type="float">
            <text:p>82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table:style-name="Default" office:value-type="float" office:value="94" calcext:value-type="float">
            <text:p>94</text:p>
          </table:table-cell>
          <table:table-cell/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table:style-name="Default" office:value-type="float" office:value="120" calcext:value-type="float">
            <text:p>120</text:p>
          </table:table-cell>
          <table:table-cell/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table:style-name="Default" office:value-type="float" office:value="150" calcext:value-type="float">
            <text:p>150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table:style-name="Default" office:value-type="float" office:value="165" calcext:value-type="float">
            <text:p>165</text:p>
          </table:table-cell>
          <table:table-cell/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office:value-type="float" office:value="172" calcext:value-type="float">
            <text:p>172</text:p>
          </table:table-cell>
          <table:table-cell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office:value-type="float" office:value="218" calcext:value-type="float">
            <text:p>218</text:p>
          </table:table-cell>
          <table:table-cell/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237" calcext:value-type="float">
            <text:p>237</text:p>
          </table:table-cell>
          <table:table-cell/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office:value-type="float" office:value="273" calcext:value-type="float">
            <text:p>273</text:p>
          </table:table-cell>
          <table:table-cell/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/>
          <table:table-cell office:value-type="float" office:value="293" calcext:value-type="float">
            <text:p>293</text:p>
          </table:table-cell>
          <table:table-cell/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  <table:table-cell office:value-type="float" office:value="301" calcext:value-type="float">
            <text:p>301</text:p>
          </table:table-cell>
          <table:table-cell/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  <table:table-cell office:value-type="float" office:value="355" calcext:value-type="float">
            <text:p>355</text:p>
          </table:table-cell>
          <table:table-cell/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  <table:table-cell office:value-type="float" office:value="376" calcext:value-type="float">
            <text:p>376</text:p>
          </table:table-cell>
          <table:table-cell/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  <table:table-cell office:value-type="float" office:value="403" calcext:value-type="float">
            <text:p>403</text:p>
          </table:table-cell>
          <table:table-cell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  <table:table-cell office:value-type="float" office:value="445" calcext:value-type="float">
            <text:p>445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/>
          <table:table-cell office:value-type="float" office:value="461" calcext:value-type="float">
            <text:p>461</text:p>
          </table:table-cell>
          <table:table-cell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/>
          <table:table-cell office:value-type="float" office:value="492" calcext:value-type="float">
            <text:p>492</text:p>
          </table:table-cell>
          <table:table-cell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/>
          <table:table-cell office:value-type="float" office:value="532" calcext:value-type="float">
            <text:p>532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/>
          <table:table-cell office:value-type="float" office:value="566" calcext:value-type="float">
            <text:p>566</text:p>
          </table:table-cell>
          <table:table-cell/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/>
          <table:table-cell office:value-type="float" office:value="607" calcext:value-type="float">
            <text:p>607</text:p>
          </table:table-cell>
          <table:table-cell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/>
          <table:table-cell office:value-type="float" office:value="630" calcext:value-type="float">
            <text:p>630</text:p>
          </table:table-cell>
          <table:table-cell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/>
          <table:table-cell office:value-type="float" office:value="665" calcext:value-type="float">
            <text:p>665</text:p>
          </table:table-cell>
          <table:table-cell/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/>
          <table:table-cell office:value-type="float" office:value="689" calcext:value-type="float">
            <text:p>689</text:p>
          </table:table-cell>
          <table:table-cell/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/>
          <table:table-cell office:value-type="float" office:value="758" calcext:value-type="float">
            <text:p>758</text:p>
          </table:table-cell>
          <table:table-cell/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/>
          <table:table-cell office:value-type="float" office:value="779" calcext:value-type="float">
            <text:p>779</text:p>
          </table:table-cell>
          <table:table-cell/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/>
          <table:table-cell office:value-type="float" office:value="809" calcext:value-type="float">
            <text:p>809</text:p>
          </table:table-cell>
          <table:table-cell/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/>
          <table:table-cell office:value-type="float" office:value="822" calcext:value-type="float">
            <text:p>822</text:p>
          </table:table-cell>
          <table:table-cell/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  <table:table-cell office:value-type="float" office:value="896" calcext:value-type="float">
            <text:p>896</text:p>
          </table:table-cell>
          <table:table-cell/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/>
          <table:table-cell office:value-type="float" office:value="949" calcext:value-type="float">
            <text:p>949</text:p>
          </table:table-cell>
          <table:table-cell/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/>
          <table:table-cell office:value-type="float" office:value="982" calcext:value-type="float">
            <text:p>982</text:p>
          </table:table-cell>
          <table:table-cell/>
          <table:table-cell office:value-type="float" office:value="921" calcext:value-type="float">
            <text:p>92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/>
          <table:table-cell office:value-type="float" office:value="1024" calcext:value-type="float">
            <text:p>1024</text:p>
          </table:table-cell>
          <table:table-cell/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/>
          <table:table-cell office:value-type="float" office:value="1071" calcext:value-type="float">
            <text:p>1071</text:p>
          </table:table-cell>
          <table:table-cell/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/>
          <table:table-cell office:value-type="float" office:value="1100" calcext:value-type="float">
            <text:p>1100</text:p>
          </table:table-cell>
          <table:table-cell/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/>
          <table:table-cell office:value-type="float" office:value="1156" calcext:value-type="float">
            <text:p>1156</text:p>
          </table:table-cell>
          <table:table-cell/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/>
          <table:table-cell office:value-type="float" office:value="1203" calcext:value-type="float">
            <text:p>1203</text:p>
          </table:table-cell>
          <table:table-cell/>
          <table:table-cell office:value-type="float" office:value="1156" calcext:value-type="float">
            <text:p>115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/>
          <table:table-cell office:value-type="float" office:value="1227" calcext:value-type="float">
            <text:p>1227</text:p>
          </table:table-cell>
          <table:table-cell/>
          <table:table-cell office:value-type="float" office:value="1210" calcext:value-type="float">
            <text:p>121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/>
          <table:table-cell office:value-type="float" office:value="1289" calcext:value-type="float">
            <text:p>1289</text:p>
          </table:table-cell>
          <table:table-cell/>
          <table:table-cell office:value-type="float" office:value="1257" calcext:value-type="float">
            <text:p>125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/>
          <table:table-cell office:value-type="float" office:value="1361" calcext:value-type="float">
            <text:p>1361</text:p>
          </table:table-cell>
          <table:table-cell/>
          <table:table-cell office:value-type="float" office:value="1323" calcext:value-type="float">
            <text:p>13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Liberation Sans1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3">00/00/0000</text:date>, <text:time style:data-style-name="N2" text:time-value="17:56:25.3573377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1T20:33:03.354973508</meta:creation-date>
    <dc:date>2019-05-03T18:34:49.564966566</dc:date>
    <meta:editing-duration>PT20M36S</meta:editing-duration>
    <meta:editing-cycles>6</meta:editing-cycles>
    <meta:generator>LibreOffice/6.1.5.2$Linux_X86_64 LibreOffice_project/10$Build-2</meta:generator>
    <meta:document-statistic meta:table-count="1" meta:cell-count="15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2cm" svg:height="4.519cm" xlink:href=".." xlink:type="simple" chart:class="chart:line" chart:style-name="ch1">
        <chart:legend chart:legend-position="end" svg:x="5.983cm" svg:y="1.96cm" style:legend-expansion="high" chart:style-name="ch2"/>
        <chart:plot-area chart:style-name="ch3" table:cell-range-address="Sheet1.B2:Sheet1.B22" chart:data-source-has-labels="row" svg:x="0.18cm" svg:y="0.09cm" svg:width="5.623cm" svg:height="4.339cm">
          <chartooo:coordinate-region svg:x="0.801cm" svg:y="0.29cm" svg:width="5.002cm" svg:height="3.3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22" chart:label-cell-address="Sheet1.B2:Sheet1.B2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B3:Sheet1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5cm" svg:height="8.998cm" xlink:href=".." xlink:type="simple" chart:class="chart:line" chart:style-name="ch1">
        <chart:legend chart:legend-position="end" svg:x="10.381cm" svg:y="4.2cm" style:legend-expansion="high" chart:style-name="ch2"/>
        <chart:plot-area chart:style-name="ch3" table:cell-range-address="Sheet1.C1:Sheet1.C52" chart:data-source-has-labels="row" svg:x="0.319cm" svg:y="0.179cm" svg:width="9.743cm" svg:height="8.64cm">
          <chartooo:coordinate-region svg:x="1.311cm" svg:y="0.378cm" svg:width="8.751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3:Sheet1.C52" chart:label-cell-address="Sheet1.C1:Sheet1.C2" chart:class="chart:line">
            <chart:data-point chart:repeated="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da mejor caso t(N)(ms)</text:p>
                <text:list>
                  <text:list-item>
                    <text:p>Medida mejor caso</text:p>
                  </text:list-item>
                  <text:list-item>
                    <text:p>t(N)(ms)</text:p>
                  </text:list-item>
                </text:list>
                <draw:g>
                  <svg:desc>Sheet1.C1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C3:Sheet1.C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61">
                <text:p>13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75cm" svg:height="4.575cm" xlink:href=".." xlink:type="simple" chart:class="chart:line" chart:style-name="ch1">
        <chart:legend chart:legend-position="end" svg:x="7.043cm" svg:y="1.988cm" style:legend-expansion="high" chart:style-name="ch2"/>
        <chart:plot-area chart:style-name="ch3" table:cell-range-address="Sheet1.D2:Sheet1.D22" chart:data-source-has-labels="row" svg:x="0.181cm" svg:y="0.091cm" svg:width="6.681cm" svg:height="4.393cm">
          <chartooo:coordinate-region svg:x="0.802cm" svg:y="0.29cm" svg:width="6.06cm" svg:height="3.40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3:Sheet1.D22" chart:label-cell-address="Sheet1.D2:Sheet1.D2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²-N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D3:Sheet1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5cm" svg:height="8.997cm" xlink:href=".." xlink:type="simple" chart:class="chart:line" chart:style-name="ch1">
        <chart:legend chart:legend-position="end" svg:x="10.566cm" svg:y="4.199cm" style:legend-expansion="high" chart:style-name="ch2"/>
        <chart:plot-area chart:style-name="ch3" table:cell-range-address="Sheet1.E1:Sheet1.E52" chart:data-source-has-labels="row" svg:x="0.319cm" svg:y="0.179cm" svg:width="9.928cm" svg:height="8.639cm">
          <chartooo:coordinate-region svg:x="1.311cm" svg:y="0.378cm" svg:width="8.936cm" svg:height="7.6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3:Sheet1.E52" chart:label-cell-address="Sheet1.E1:Sheet1.E2" chart:class="chart:line"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da peor caso t(N)(ms)</text:p>
                <text:list>
                  <text:list-item>
                    <text:p>Medida peor caso</text:p>
                  </text:list-item>
                  <text:list-item>
                    <text:p>t(N)(ms)</text:p>
                  </text:list-item>
                </text:list>
                <draw:g>
                  <svg:desc>Sheet1.E1:Sheet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  <draw:g>
                  <svg:desc>Sheet1.E3:Sheet1.E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21">
                <text:p>9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23">
                <text:p>9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23">
                <text:p>132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